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eeeeee" draw:textarea-horizontal-align="center" fo:padding-top="0.039cm" fo:padding-bottom="0.039cm" fo:padding-left="0.065cm" fo:padding-right="0.065cm"/>
    </style:style>
    <style:style style:name="gr7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8" style:family="graphic" style:parent-style-name="standard">
      <style:graphic-properties svg:stroke-width="0.028cm" draw:marker-start-width="0.342cm" draw:marker-end-width="0.342cm" draw:fill="none" draw:fill-color="#eeeeee" draw:textarea-horizontal-align="center" fo:padding-top="0.039cm" fo:padding-bottom="0.039cm" fo:padding-left="0.065cm" fo:padding-right="0.065cm"/>
    </style:style>
    <style:style style:name="gr9" style:family="graphic" style:parent-style-name="objectwithoutfill">
      <style:graphic-properties svg:stroke-color="#000000" draw:marker-end="Arrow" draw:marker-end-width="0.152cm" draw:marker-end-center="true" draw:fill="none" draw:textarea-horizontal-align="center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684cm"/>
    </style:style>
    <style:style style:name="gr11" style:family="graphic" style:parent-style-name="objectwithoutfill">
      <style:graphic-properties svg:stroke-width="0.051cm" svg:stroke-color="#3333ff" draw:marker-start-width="0.376cm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12" style:family="graphic" style:parent-style-name="objectwithoutfill">
      <style:graphic-properties svg:stroke-width="0.051cm" svg:stroke-color="#3333ff" draw:marker-start="Arrow" draw:marker-start-width="0.228cm" draw:marker-start-center="true" draw:marker-end="" draw:marker-end-width="0.228cm" draw:marker-end-center="true" draw:fill="none" draw:textarea-horizontal-align="center" fo:padding-top="0.05cm" fo:padding-bottom="0.05cm" fo:padding-left="0.076cm" fo:padding-right="0.076cm"/>
    </style:style>
    <style:style style:name="gr13" style:family="graphic" style:parent-style-name="objectwithoutfill">
      <style:graphic-properties svg:stroke-color="#ff3333" draw:marker-start="Arrow" draw:marker-start-width="0.152cm" draw:marker-start-center="true" draw:marker-end="" draw:marker-end-width="0.152cm" draw:marker-end-center="true" draw:fill="none" draw:textarea-horizontal-align="center"/>
    </style:style>
    <style:style style:name="gr14" style:family="graphic" style:parent-style-name="objectwithoutfill">
      <style:graphic-properties svg:stroke-color="#ff3333" draw:marker-end="Arrow" draw:marker-end-width="0.152cm" draw:marker-end-center="true" draw:fill="none" draw:textarea-horizontal-align="center"/>
    </style:style>
    <style:style style:name="gr15" style:family="graphic" style:parent-style-name="objectwithoutfill">
      <style:graphic-properties svg:stroke-color="#ff3333" draw:marker-start="" draw:marker-start-width="0.152cm" draw:marker-start-center="true" draw:marker-end="Arrow" draw:marker-end-width="0.152cm" draw:marker-end-center="true" draw:fill="none" draw:textarea-horizontal-align="center"/>
    </style:style>
    <style:style style:name="gr16" style:family="graphic" style:parent-style-name="standard">
      <style:graphic-properties draw:stroke="dash" draw:stroke-dash="Ultrafine_20_Dashed" svg:stroke-width="0.051cm" draw:marker-start-width="0.381cm" draw:marker-end-width="0.381cm" draw:fill="solid" draw:fill-color="#3333ff" draw:textarea-horizontal-align="center" fo:padding-top="0.15cm" fo:padding-bottom="0.15cm" fo:padding-left="0.175cm" fo:padding-right="0.175cm"/>
    </style:style>
    <style:style style:name="gr17" style:family="graphic" style:parent-style-name="objectwithoutfill">
      <style:graphic-properties svg:stroke-width="0.051cm" svg:stroke-color="#3333ff" draw:marker-start="" draw:marker-start-width="0.228cm" draw:marker-start-center="true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18" style:family="graphic" style:parent-style-name="standard">
      <style:graphic-properties draw:stroke="dash" draw:stroke-dash="Ultrafine_20_Dashed" svg:stroke-width="0.051cm" draw:marker-start-width="0.376cm" draw:marker-end-width="0.376cm" draw:fill="solid" draw:fill-color="#99ccff" draw:textarea-horizontal-align="center" fo:padding-top="0.15cm" fo:padding-bottom="0.15cm" fo:padding-left="0.175cm" fo:padding-right="0.175cm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8cm" fo:min-width="2.546cm"/>
    </style:style>
    <style:style style:name="gr20" style:family="graphic" style:parent-style-name="standard">
      <style:graphic-properties svg:stroke-width="0.051cm" draw:marker-start-width="0.376cm" draw:marker-end-width="0.376cm" draw:fill="solid" draw:fill-color="#ffffff" draw:textarea-horizontal-align="center" fo:padding-top="0.15cm" fo:padding-bottom="0.15cm" fo:padding-left="0.175cm" fo:padding-right="0.175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9cm" fo:min-width="1.796cm"/>
    </style:style>
    <style:style style:name="gr22" style:family="graphic" style:parent-style-name="standard">
      <style:graphic-properties draw:textarea-horizontal-align="center"/>
    </style:style>
    <style:style style:name="gr23" style:family="graphic" style:parent-style-name="standard">
      <style:graphic-properties svg:stroke-width="0.051cm" draw:marker-start-width="0.376cm" draw:marker-end-width="0.376cm" draw:fill="solid" draw:fill-color="#ffff99" draw:textarea-horizontal-align="center" fo:padding-top="0.15cm" fo:padding-bottom="0.15cm" fo:padding-left="0.175cm" fo:padding-right="0.175cm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8cm" fo:min-width="1.896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88cm" fo:min-width="1.648cm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49cm" fo:min-width="3.198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02cm" fo:min-width="3.847cm"/>
    </style:style>
    <style:style style:name="gr28" style:family="graphic" style:parent-style-name="standard">
      <style:graphic-properties draw:stroke="dash" draw:stroke-dash="Ultrafine_20_Dashed" svg:stroke-width="0.051cm" draw:marker-start-width="0.152cm" draw:marker-end-width="0.152cm" draw:fill="solid" draw:fill-color="#99ccff" draw:textarea-horizontal-align="center" fo:padding-top="0.15cm" fo:padding-bottom="0.15cm" fo:padding-left="0.175cm" fo:padding-right="0.175cm"/>
    </style:style>
    <style:style style:name="gr29" style:family="graphic" style:parent-style-name="standard">
      <style:graphic-properties draw:stroke="none" draw:stroke-dash="Ultrafine_20_Dashed" svg:stroke-width="0.051cm" draw:marker-start-width="0.152cm" draw:marker-end-width="0.152cm" draw:fill="none" draw:fill-color="#cccccc" draw:auto-grow-width="false" fo:min-height="1.7cm" fo:padding-top="0.15cm" fo:padding-bottom="0.15cm" fo:padding-left="0.175cm" fo:padding-right="0.175cm"/>
    </style:style>
    <style:style style:name="gr30" style:family="graphic" style:parent-style-name="standard">
      <style:graphic-properties draw:stroke="solid" draw:fill="solid" draw:fill-color="#ffffff" draw:textarea-horizontal-align="center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38cm" fo:min-width="1.796cm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49cm" fo:min-width="1.948cm"/>
    </style:style>
    <style:style style:name="gr33" style:family="graphic" style:parent-style-name="standard">
      <style:graphic-properties svg:stroke-width="0.051cm" draw:marker-start-width="0.376cm" draw:marker-end-width="0.376cm" draw:fill="solid" draw:fill-color="#cccccc" draw:textarea-horizontal-align="center" fo:padding-top="0.15cm" fo:padding-bottom="0.15cm" fo:padding-left="0.175cm" fo:padding-right="0.175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8cm" fo:min-width="1.484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9cm" fo:min-width="1.148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8cm" fo:min-width="3.498cm"/>
    </style:style>
    <style:style style:name="gr37" style:family="graphic" style:parent-style-name="standard">
      <style:graphic-properties draw:stroke="solid" draw:fill="solid" draw:fill-color="#ffffff" draw:textarea-horizontal-align="center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88cm" fo:min-width="1.796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8cm" fo:min-width="0.748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cm" fo:min-width="7.198cm"/>
    </style:style>
    <style:style style:name="gr41" style:family="graphic" style:parent-style-name="standard">
      <style:graphic-properties draw:fill="solid" draw:fill-color="#ffffff" draw:textarea-horizontal-align="center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8cm" fo:min-width="1.34cm"/>
    </style:style>
    <style:style style:name="gr43" style:family="graphic" style:parent-style-name="standard">
      <style:graphic-properties draw:fill="solid" draw:fill-color="#cccccc" draw:textarea-horizontal-align="center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8cm" fo:min-width="0.828cm"/>
    </style:style>
    <style:style style:name="gr4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5cm" fo:min-width="1.396cm" fo:padding-left="0.102cm" fo:padding-right="0.102cm"/>
    </style:style>
    <style:style style:name="gr4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68cm" fo:min-width="1.303cm"/>
    </style:style>
    <style:style style:name="gr48" style:family="graphic" style:parent-style-name="objectwithoutfill">
      <style:graphic-properties draw:marker-start="Arrow" draw:marker-start-width="0.152cm" draw:marker-start-center="true" draw:marker-end="" draw:marker-end-width="0.152cm" draw:marker-end-center="true" draw:fill="none" draw:textarea-horizontal-align="center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40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39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29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496cm"/>
    </style:style>
    <style:style style:name="gr53" style:family="graphic" style:parent-style-name="standard">
      <style:graphic-properties draw:fill="solid" draw:fill-color="#ffffff" draw:textarea-horizontal-align="left" draw:textarea-vertical-align="top" draw:fit-to-size="false" fo:padding-top="0.178cm" draw:shadow="visible" draw:shadow-offset-x="0.102cm" draw:shadow-offset-y="0.102cm"/>
    </style:style>
    <style:style style:name="gr54" style:family="graphic" style:parent-style-name="standard">
      <style:graphic-properties draw:fill="solid" draw:fill-color="#ffff99" draw:textarea-horizontal-align="center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648cm"/>
    </style:style>
    <style:style style:name="gr5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744cm"/>
    </style:style>
    <style:style style:name="gr57" style:family="graphic" style:parent-style-name="objectwithoutfill">
      <style:graphic-properties svg:stroke-color="#000000" draw:marker-start="Circle" draw:marker-start-width="0.152cm" draw:marker-start-center="true" draw:marker-end="Arrow" draw:marker-end-width="0.152cm" draw:marker-end-center="true" draw:fill="none" draw:textarea-horizontal-align="center"/>
    </style:style>
    <style:style style:name="gr5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cm" fo:min-width="0.744cm"/>
    </style:style>
    <style:style style:name="gr59" style:family="graphic" style:parent-style-name="objectwithoutfill">
      <style:graphic-properties svg:stroke-width="0.159cm" svg:stroke-color="#ff3333" draw:marker-start-width="0.538cm" draw:marker-end-width="0.538cm" draw:fill="none" draw:textarea-horizontal-align="center" fo:padding-top="0.104cm" fo:padding-bottom="0.104cm" fo:padding-left="0.13cm" fo:padding-right="0.13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color="#000000" fo:font-weight="normal" style:font-weight-asian="normal" style:font-weight-complex="normal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fo:color="#ffffff" fo:font-size="12pt" fo:font-weight="bold" style:font-size-asian="12pt" style:font-weight-asian="bold" style:font-size-complex="12pt" style:font-weight-complex="bold"/>
    </style:style>
    <style:style style:name="P10" style:family="paragraph">
      <style:text-properties fo:font-size="8pt" fo:font-weight="normal" style:font-size-asian="8pt" style:font-weight-asian="normal" style:font-size-complex="8pt" style:font-weight-complex="normal"/>
    </style:style>
    <style:style style:name="P11" style:family="paragraph">
      <style:text-properties fo:color="#3333ff" fo:font-weight="normal" style:font-weight-asian="normal" style:font-weight-complex="normal"/>
    </style:style>
    <style:style style:name="P12" style:family="paragraph">
      <style:text-properties fo:color="#ff3333" fo:font-weight="normal" style:font-weight-asian="normal" style:font-weight-complex="normal"/>
    </style:style>
    <style:style style:name="P13" style:family="paragraph">
      <style:paragraph-properties fo:line-height="150%" fo:text-align="start">
        <style:tab-stops/>
      </style:paragraph-properties>
    </style:style>
    <style:style style:name="P14" style:family="paragraph">
      <style:paragraph-properties fo:line-height="100%" fo:text-align="start">
        <style:tab-stops/>
      </style:paragraph-properties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size="6pt" fo:font-weight="normal" style:font-size-asian="10.5pt" style:font-weight-asian="normal" style:font-size-complex="10.5pt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0pt" fo:font-weight="normal" style:font-size-asian="14pt" style:font-weight-asian="normal" style:font-size-complex="14pt" style:font-weight-complex="normal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10.5pt" style:font-size-asian="15pt" style:font-size-complex="15pt"/>
    </style:style>
    <style:style style:name="T12" style:family="text">
      <style:text-properties fo:color="#3333ff" fo:font-size="7pt" fo:font-weight="normal" style:font-size-asian="11pt" style:font-weight-asian="normal" style:font-size-complex="11pt" style:font-weight-complex="normal"/>
    </style:style>
    <style:style style:name="T13" style:family="text">
      <style:text-properties fo:color="#ff3333" fo:font-size="7pt" fo:font-weight="normal" style:font-size-asian="11pt" style:font-weight-asian="normal" style:font-size-complex="11pt" style:font-weight-complex="normal"/>
    </style:style>
    <style:style style:name="T14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5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cm" svg:height="0.9cm" svg:x="1.75cm" svg:y="1.65cm">
          <draw:text-box>
            <text:p><text:span text:style-name="T1">IPRX</text:span></text:p>
          </draw:text-box>
        </draw:frame>
        <draw:g>
          <draw:polyline draw:style-name="gr2" draw:layer="layout" svg:width="0.249cm" svg:height="0.499cm" svg:x="1.5cm" svg:y="12.6cm" svg:viewBox="0 0 250 500" draw:points="0,0 250,250 0,500">
            <text:p/>
          </draw:polyline>
          <draw:frame draw:style-name="gr3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5" draw:layer="layout" svg:x1="1.5cm" svg:y1="12.35cm" svg:x2="1.75cm" svg:y2="12.35cm">
            <text:p/>
          </draw:line>
        </draw:g>
        <draw:rect draw:style-name="gr6" draw:text-style-name="P3" draw:layer="layout" svg:width="3.328cm" svg:height="0.559cm" svg:x="7.324cm" svg:y="12.912cm">
          <text:p text:style-name="P3"><text:span text:style-name="T3">ETH0</text:span></text:p>
        </draw:rect>
        <draw:rect draw:style-name="gr7" draw:text-style-name="P4" draw:layer="layout" svg:width="18cm" svg:height="11.988cm" svg:x="1.508cm" svg:y="1.457cm">
          <text:p/>
        </draw:rect>
        <draw:rect draw:style-name="gr6" draw:text-style-name="P3" draw:layer="layout" svg:width="2.058cm" svg:height="0.559cm" svg:x="4.555cm" svg:y="1.457cm">
          <text:p text:style-name="P3"><text:span text:style-name="T3">TOE</text:span></text:p>
        </draw:rect>
        <draw:rect draw:style-name="gr6" draw:text-style-name="P3" draw:layer="layout" svg:width="2.058cm" svg:height="0.559cm" svg:x="7.355cm" svg:y="1.458cm">
          <text:p text:style-name="P3"><text:span text:style-name="T3">ICMP</text:span></text:p>
        </draw:rect>
        <draw:rect draw:style-name="gr6" draw:text-style-name="P3" draw:layer="layout" svg:width="2.058cm" svg:height="0.559cm" svg:x="10.155cm" svg:y="1.459cm">
          <text:p text:style-name="P3"><text:span text:style-name="T3">UDP</text:span></text:p>
        </draw:rect>
        <draw:rect draw:style-name="gr6" draw:text-style-name="P3" draw:layer="layout" svg:width="2.058cm" svg:height="0.559cm" svg:x="12.955cm" svg:y="1.46cm">
          <text:p text:style-name="P3"><text:span text:style-name="T3">ARP</text:span></text:p>
        </draw:rect>
        <draw:rect draw:style-name="gr8" draw:layer="layout" svg:width="4.547cm" svg:height="1.168cm" svg:x="6.563cm" svg:y="2.558cm">
          <text:p>detect_mac_protocol</text:p>
        </draw:rect>
        <draw:rect draw:style-name="gr8" draw:layer="layout" svg:width="4.547cm" svg:height="1.168cm" svg:x="6.537cm" svg:y="4.006cm">
          <text:p>length_check</text:p>
        </draw:rect>
        <draw:rect draw:style-name="gr8" draw:layer="layout" svg:width="4.547cm" svg:height="1.168cm" svg:x="6.563cm" svg:y="5.505cm">
          <text:p>check_ip_checksum</text:p>
        </draw:rect>
        <draw:rect draw:style-name="gr8" draw:layer="layout" svg:width="5.817cm" svg:height="1.168cm" svg:x="6.588cm" svg:y="6.952cm">
          <text:p>iph_check_ip_checksum</text:p>
        </draw:rect>
        <draw:rect draw:style-name="gr8" draw:layer="layout" svg:width="4.547cm" svg:height="1.168cm" svg:x="6.564cm" svg:y="5.505cm">
          <text:p>check_ip_checksum</text:p>
        </draw:rect>
        <draw:rect draw:style-name="gr8" draw:layer="layout" svg:width="5.817cm" svg:height="1.168cm" svg:x="6.589cm" svg:y="8.452cm">
          <text:p>ip_invalid_dropper</text:p>
        </draw:rect>
        <draw:rect draw:style-name="gr8" draw:layer="layout" svg:width="5.817cm" svg:height="1.168cm" svg:x="6.59cm" svg:y="9.952cm">
          <text:p>cut_length</text:p>
        </draw:rect>
        <draw:rect draw:style-name="gr8" draw:layer="layout" svg:width="5.817cm" svg:height="1.168cm" svg:x="6.591cm" svg:y="11.352cm">
          <text:p>detect_ip_protocol</text:p>
        </draw:rect>
      </draw:page>
      <draw:page draw:name="page2" draw:style-name="dp1" draw:master-page-name="Default">
        <draw:line draw:style-name="gr9" draw:layer="layout" svg:x1="10.65cm" svg:y1="2.3cm" svg:x2="10.654cm" svg:y2="3cm">
          <text:p/>
        </draw:line>
        <draw:line draw:style-name="gr9" draw:layer="layout" svg:x1="14.65cm" svg:y1="7.7cm" svg:x2="14.65cm" svg:y2="8.6cm">
          <text:p/>
        </draw:line>
        <draw:g>
          <draw:line draw:style-name="gr9" draw:layer="layout" svg:x1="10cm" svg:y1="11.5cm" svg:x2="8.5cm" svg:y2="11.5cm">
            <text:p/>
          </draw:line>
          <draw:frame draw:style-name="gr10" draw:text-style-name="P5" draw:layer="layout" svg:width="0.786cm" svg:height="0.33cm" svg:x="9.033cm" svg:y="11.186cm">
            <draw:text-box>
              <text:p><text:span text:style-name="T4">MAC@</text:span></text:p>
            </draw:text-box>
          </draw:frame>
        </draw:g>
        <draw:connector draw:style-name="gr11" draw:layer="layout" draw:line-skew="-0.142cm" svg:x1="10.52cm" svg:y1="7.487cm" svg:x2="9.92cm" svg:y2="8.496cm" draw:start-shape="id1" draw:start-glue-point="2" draw:end-shape="id2" draw:end-glue-point="0" svg:d="M10520 7487v363h-600v646">
          <text:p/>
        </draw:connector>
        <draw:connector draw:style-name="gr12" draw:layer="layout" svg:x1="4.051cm" svg:y1="7.504cm" svg:x2="1.998cm" svg:y2="8.002cm" draw:start-shape="id3" draw:start-glue-point="2" draw:end-shape="id4" draw:end-glue-point="2" svg:d="M4051 7504v501h-1151v-3h-902">
          <text:p/>
        </draw:connector>
        <draw:connector draw:style-name="gr12" draw:layer="layout" svg:x1="4.051cm" svg:y1="6.5cm" svg:x2="1.998cm" svg:y2="5.801cm" draw:start-shape="id5" draw:start-glue-point="0" draw:end-shape="id6" draw:end-glue-point="2" svg:d="M4051 6500v-699h-2053">
          <text:p/>
        </draw:connector>
        <draw:connector draw:style-name="gr11" draw:layer="layout" svg:x1="17.63cm" svg:y1="9.6cm" svg:x2="17.63cm" svg:y2="11.1cm" draw:start-shape="id7" draw:start-glue-point="2" draw:end-shape="id8" draw:end-glue-point="0" svg:d="M17630 9600v1500">
          <text:p/>
        </draw:connector>
        <draw:connector draw:style-name="gr13" draw:layer="layout" svg:x1="7.378cm" svg:y1="7.5cm" svg:x2="7.383cm" svg:y2="8.15cm" draw:start-shape="id9" draw:start-glue-point="3" draw:end-shape="id10" draw:end-glue-point="1" svg:d="M7378 7500v325h5v325">
          <text:p/>
        </draw:connector>
        <draw:connector draw:style-name="gr14" draw:layer="layout" svg:x1="7.13cm" svg:y1="7.5cm" svg:x2="7.13cm" svg:y2="8.15cm" draw:start-shape="id11" draw:start-glue-point="3" draw:end-shape="id12" draw:end-glue-point="1" svg:d="M7130 7500v650">
          <text:p/>
        </draw:connector>
        <draw:connector draw:style-name="gr14" draw:layer="layout" svg:x1="16.197cm" svg:y1="9.25cm" svg:x2="15cm" svg:y2="9.25cm" draw:start-shape="id13" draw:start-glue-point="0" svg:d="M16197 9250h-1197">
          <text:p/>
        </draw:connector>
        <draw:connector draw:style-name="gr15" draw:layer="layout" svg:x1="9.25cm" svg:y1="4cm" svg:x2="9.25cm" svg:y2="6.5cm" draw:start-shape="id14" draw:start-glue-point="2" draw:end-shape="id15" draw:end-glue-point="0" svg:d="M9250 4000v2500">
          <text:p/>
        </draw:connector>
        <draw:connector draw:style-name="gr14" draw:layer="layout" svg:x1="7.729cm" svg:y1="7.5cm" svg:x2="7.729cm" svg:y2="8.15cm" draw:start-shape="id16" draw:start-glue-point="3" draw:end-shape="id17" draw:end-glue-point="1" svg:d="M7729 7500v650">
          <text:p/>
        </draw:connector>
        <draw:connector draw:style-name="gr13" draw:layer="layout" svg:x1="7.977cm" svg:y1="7.5cm" svg:x2="7.982cm" svg:y2="8.15cm" draw:start-shape="id18" draw:start-glue-point="3" draw:end-shape="id19" draw:end-glue-point="1" svg:d="M7977 7500v325h5v325">
          <text:p/>
        </draw:connector>
        <draw:polyline draw:style-name="gr12" draw:layer="layout" svg:width="6.292cm" svg:height="2.299cm" svg:x="5.307cm" svg:y="7.5cm" svg:viewBox="0 0 6293 2300" draw:points="6293,0 6293,2300 2043,2300 1243,2300 1243,1700 0,1700 0,2058">
          <text:p/>
        </draw:polyline>
        <draw:connector draw:style-name="gr12" draw:layer="layout" svg:x1="5.307cm" svg:y1="9.71cm" svg:x2="5.301cm" svg:y2="11cm" draw:start-shape="id20" draw:start-glue-point="2" draw:end-shape="id21" draw:end-glue-point="0" svg:d="M5307 9710v645h-6v645">
          <text:p/>
        </draw:connector>
        <draw:connector draw:style-name="gr11" draw:layer="layout" svg:x1="9.158cm" svg:y1="8.052cm" svg:x2="9.15cm" svg:y2="8.5cm" draw:start-shape="id22" draw:start-glue-point="2" draw:end-shape="id23" draw:end-glue-point="0" svg:d="M9158 8052v224h-8v224">
          <text:p/>
        </draw:connector>
        <draw:connector draw:style-name="gr12" draw:layer="layout" draw:line-skew="1.25cm" svg:x1="15.549cm" svg:y1="7.5cm" svg:x2="6.803cm" svg:y2="11cm" draw:start-shape="id24" draw:start-glue-point="2" draw:end-shape="id25" draw:end-glue-point="0" svg:d="M15549 7500v3000h-8746v500">
          <text:p/>
        </draw:connector>
        <draw:connector draw:style-name="gr15" draw:layer="layout" svg:x1="16.85cm" svg:y1="4cm" svg:x2="16.85cm" svg:y2="5cm" draw:start-shape="id26" draw:start-glue-point="2" draw:end-shape="id27" draw:end-glue-point="0" svg:d="M16850 4000v1000">
          <text:p/>
        </draw:connector>
        <draw:connector draw:style-name="gr15" draw:layer="layout" svg:x1="17.15cm" svg:y1="4cm" svg:x2="17.15cm" svg:y2="5cm" draw:start-shape="id28" draw:start-glue-point="2" draw:end-shape="id29" draw:end-glue-point="0" svg:d="M17150 4000v1000">
          <text:p/>
        </draw:connector>
        <draw:connector draw:style-name="gr13" draw:layer="layout" svg:x1="10.8cm" svg:y1="3.988cm" svg:x2="10.8cm" svg:y2="4.984cm" draw:start-shape="id30" draw:start-glue-point="2" draw:end-shape="id31" draw:end-glue-point="0" svg:d="M10800 3988v996">
          <text:p/>
        </draw:connector>
        <draw:connector draw:style-name="gr15" draw:layer="layout" svg:x1="15.75cm" svg:y1="4.004cm" svg:x2="15.75cm" svg:y2="5cm" draw:start-shape="id32" draw:start-glue-point="2" draw:end-shape="id33" draw:end-glue-point="0" svg:d="M15750 4004v996">
          <text:p/>
        </draw:connector>
        <draw:connector draw:style-name="gr13" draw:layer="layout" svg:x1="15.45cm" svg:y1="4.004cm" svg:x2="15.45cm" svg:y2="5cm" draw:start-shape="id34" draw:start-glue-point="2" draw:end-shape="id35" draw:end-glue-point="0" svg:d="M15450 4004v996">
          <text:p/>
        </draw:connector>
        <draw:connector draw:style-name="gr13" draw:layer="layout" svg:x1="11.65cm" svg:y1="3.988cm" svg:x2="11.65cm" svg:y2="5cm" draw:start-shape="id36" draw:start-glue-point="2" draw:end-shape="id37" draw:end-glue-point="0" svg:d="M11650 3988v1012">
          <text:p/>
        </draw:connector>
        <draw:connector draw:style-name="gr12" draw:layer="layout" svg:x1="12.603cm" svg:y1="4.984cm" svg:x2="12.603cm" svg:y2="3.988cm" draw:start-shape="id38" draw:start-glue-point="0" draw:end-shape="id39" draw:end-glue-point="2" svg:d="M12603 4984v-996">
          <text:p/>
        </draw:connector>
        <draw:connector draw:style-name="gr13" draw:layer="layout" svg:x1="13cm" svg:y1="4.984cm" svg:x2="13cm" svg:y2="3.988cm" draw:start-shape="id40" draw:start-glue-point="0" draw:end-shape="id41" draw:end-glue-point="2" svg:d="M13000 4984v-996">
          <text:p/>
        </draw:connector>
        <draw:connector draw:style-name="gr13" draw:layer="layout" svg:x1="13.3cm" svg:y1="4.984cm" svg:x2="13.3cm" svg:y2="3.988cm" draw:start-shape="id42" draw:start-glue-point="0" draw:end-shape="id43" draw:end-glue-point="2" svg:d="M13300 4984v-996">
          <text:p/>
        </draw:connector>
        <draw:connector draw:style-name="gr13" draw:layer="layout" svg:x1="11.95cm" svg:y1="5cm" svg:x2="11.95cm" svg:y2="3.988cm" draw:start-shape="id44" draw:start-glue-point="0" draw:end-shape="id45" draw:end-glue-point="2" svg:d="M11950 5000v-1012">
          <text:p/>
        </draw:connector>
        <draw:connector draw:style-name="gr13" draw:layer="layout" svg:x1="14.85cm" svg:y1="4cm" svg:x2="14.85cm" svg:y2="5cm" draw:start-shape="id46" draw:start-glue-point="2" draw:end-shape="id47" draw:end-glue-point="0" svg:d="M14850 4000v1000">
          <text:p/>
        </draw:connector>
        <draw:connector draw:style-name="gr15" draw:layer="layout" svg:x1="16.15cm" svg:y1="6.004cm" svg:x2="16.15cm" svg:y2="6.5cm" draw:start-shape="id48" draw:start-glue-point="2" draw:end-shape="id49" draw:end-glue-point="0" svg:d="M16150 6004v496">
          <text:p/>
        </draw:connector>
        <draw:connector draw:style-name="gr15" draw:layer="layout" svg:x1="15.85cm" svg:y1="6.004cm" svg:x2="15.85cm" svg:y2="6.5cm" draw:start-shape="id50" draw:start-glue-point="2" draw:end-shape="id51" draw:end-glue-point="0" svg:d="M15850 6004v496">
          <text:p/>
        </draw:connector>
        <draw:connector draw:style-name="gr15" draw:layer="layout" svg:x1="17.05cm" svg:y1="6.004cm" svg:x2="17.05cm" svg:y2="6.5cm" draw:start-shape="id52" draw:start-glue-point="2" draw:end-shape="id53" draw:end-glue-point="0" svg:d="M17050 6004v496">
          <text:p/>
        </draw:connector>
        <draw:connector draw:style-name="gr13" draw:layer="layout" svg:x1="16.75cm" svg:y1="6.004cm" svg:x2="16.75cm" svg:y2="6.5cm" draw:start-shape="id54" draw:start-glue-point="2" draw:end-shape="id55" draw:end-glue-point="0" svg:d="M16750 6004v496">
          <text:p/>
        </draw:connector>
        <draw:connector draw:style-name="gr13" draw:layer="layout" svg:x1="14.65cm" svg:y1="6.004cm" svg:x2="14.65cm" svg:y2="6.5cm" draw:start-shape="id56" draw:start-glue-point="2" draw:end-shape="id57" draw:end-glue-point="0" svg:d="M14650 6004v496">
          <text:p/>
        </draw:connector>
        <draw:connector draw:style-name="gr14" draw:layer="layout" svg:x1="13.651cm" svg:y1="7.025cm" svg:x2="13.254cm" svg:y2="7.025cm" draw:start-shape="id58" draw:start-glue-point="0" draw:end-shape="id59" draw:end-glue-point="2" svg:d="M13651 7025h-397">
          <text:p/>
        </draw:connector>
        <draw:connector draw:style-name="gr13" draw:layer="layout" draw:line-skew="1.006cm" svg:x1="11.977cm" svg:y1="7.487cm" svg:x2="5.677cm" svg:y2="11cm" draw:start-shape="id60" draw:start-glue-point="2" draw:end-shape="id61" draw:end-glue-point="0" svg:d="M11977 7487v2763h-6300v750">
          <text:p/>
        </draw:connector>
        <draw:connector draw:style-name="gr11" draw:layer="layout" draw:line-skew="-0.051cm 0.311cm 0.101cm" svg:x1="9.92cm" svg:y1="9.55cm" svg:x2="14cm" svg:y2="8.6cm" draw:start-shape="id62" draw:start-glue-point="2" draw:end-shape="id63" draw:end-glue-point="0" svg:d="M9920 9550v450h2353v-1800h1727v400">
          <text:p/>
        </draw:connector>
        <draw:rect draw:style-name="gr16" draw:text-style-name="P4" draw:layer="layout" svg:width="13cm" svg:height="0.95cm" svg:x="4cm" svg:y="1cm">
          <text:p/>
        </draw:rect>
        <draw:connector draw:style-name="gr17" draw:layer="layout" svg:x1="4.776cm" svg:y1="7.498cm" svg:x2="1.998cm" svg:y2="8.601cm" draw:start-shape="id64" draw:start-glue-point="2" draw:end-shape="id65" draw:end-glue-point="2" svg:d="M4776 7498v1103h-2778">
          <text:p/>
        </draw:connector>
        <draw:connector draw:style-name="gr17" draw:layer="layout" svg:x1="8.874cm" svg:y1="2.552cm" svg:x2="8.874cm" svg:y2="3cm" draw:end-shape="id66" draw:end-glue-point="0" svg:d="M8874 2552v448">
          <text:p/>
        </draw:connector>
        <draw:connector draw:style-name="gr12" draw:layer="layout" svg:x1="14.251cm" svg:y1="6.004cm" svg:x2="14.251cm" svg:y2="6.5cm" draw:start-shape="id67" draw:start-glue-point="2" draw:end-shape="id68" draw:end-glue-point="0" svg:d="M14251 6004v496">
          <text:p/>
        </draw:connector>
        <draw:connector draw:style-name="gr17" draw:layer="layout" svg:x1="15.456cm" svg:y1="6.004cm" svg:x2="15.456cm" svg:y2="6.5cm" draw:start-shape="id69" draw:start-glue-point="2" draw:end-shape="id70" draw:end-glue-point="0" svg:d="M15456 6004v496">
          <text:p/>
        </draw:connector>
        <draw:connector draw:style-name="gr11" draw:layer="layout" draw:line-skew="0cm 0cm 0.101cm" svg:x1="16.054cm" svg:y1="12.15cm" svg:x2="11.982cm" svg:y2="13.05cm" draw:start-shape="id71" draw:start-glue-point="2" draw:end-shape="id72" draw:end-glue-point="0" svg:d="M16054 12150v501h-2038v-1h-2034v400">
          <text:p/>
        </draw:connector>
        <draw:connector draw:style-name="gr11" draw:layer="layout" svg:x1="14.004cm" svg:y1="9.6cm" svg:x2="14.104cm" svg:y2="11.1cm" draw:start-shape="id73" draw:start-glue-point="2" draw:end-shape="id74" draw:end-glue-point="0" svg:d="M14004 9600v750h100v750">
          <text:p/>
        </draw:connector>
        <draw:connector draw:style-name="gr12" draw:layer="layout" draw:line-skew="0.049cm" svg:x1="5.65cm" svg:y1="7.504cm" svg:x2="4.292cm" svg:y2="9.998cm" draw:start-shape="id75" draw:start-glue-point="2" svg:d="M5650 7504v1547h-1358v947">
          <text:p/>
        </draw:connector>
        <draw:connector draw:style-name="gr12" draw:layer="layout" svg:x1="4.292cm" svg:y1="10.15cm" svg:x2="4.3cm" svg:y2="11cm" draw:end-shape="id76" draw:end-glue-point="0" svg:d="M4292 10150v175h8v675">
          <text:p/>
        </draw:connector>
        <draw:connector draw:style-name="gr11" draw:layer="layout" svg:x1="14.279cm" svg:y1="7.504cm" svg:x2="10.753cm" svg:y2="8.5cm" draw:start-shape="id77" draw:start-glue-point="2" draw:end-shape="id78" draw:end-glue-point="0" svg:d="M14279 7504v501h-1763v-6h-1763v501">
          <text:p/>
        </draw:connector>
        <draw:connector draw:style-name="gr12" draw:layer="layout" svg:x1="14.45cm" svg:y1="4cm" svg:x2="14.45cm" svg:y2="5cm" draw:start-shape="id79" draw:start-glue-point="2" draw:end-shape="id80" draw:end-glue-point="0" svg:d="M14450 4000v1000">
          <text:p/>
        </draw:connector>
        <draw:connector draw:style-name="gr17" draw:layer="layout" svg:x1="16.449cm" svg:y1="4cm" svg:x2="16.453cm" svg:y2="5cm" draw:start-shape="id81" draw:start-glue-point="2" draw:end-shape="id82" draw:end-glue-point="0" svg:d="M16449 4000v500h4v500">
          <text:p/>
        </draw:connector>
        <draw:connector draw:style-name="gr11" draw:layer="layout" svg:x1="16.984cm" svg:y1="2.564cm" svg:x2="16.984cm" svg:y2="3cm" draw:end-shape="id83" draw:end-glue-point="0" svg:d="M16984 2564v436">
          <text:p/>
        </draw:connector>
        <draw:connector draw:style-name="gr11" draw:layer="layout" svg:x1="16.124cm" svg:y1="1.9cm" svg:x2="16.984cm" svg:y2="2.412cm" draw:start-shape="id84" draw:start-glue-point="2" svg:d="M16124 1900v507h860v5">
          <text:p/>
        </draw:connector>
        <draw:connector draw:style-name="gr17" draw:layer="layout" svg:x1="8.858cm" svg:y1="4cm" svg:x2="8.858cm" svg:y2="6.5cm" draw:start-shape="id85" draw:start-glue-point="2" draw:end-shape="id86" draw:end-glue-point="0" svg:d="M8858 4000v2500">
          <text:p/>
        </draw:connector>
        <draw:connector draw:style-name="gr12" draw:layer="layout" svg:x1="5.975cm" svg:y1="1.9cm" svg:x2="5.658cm" svg:y2="2.402cm" draw:start-shape="id87" draw:start-glue-point="2" svg:d="M5975 1900v502h-317">
          <text:p/>
        </draw:connector>
        <draw:connector draw:style-name="gr12" draw:layer="layout" svg:x1="6.054cm" svg:y1="12cm" svg:x2="8.75cm" svg:y2="13.05cm" draw:start-shape="id88" draw:start-glue-point="2" draw:end-shape="id89" draw:end-glue-point="0" svg:d="M6054 12000v525h2696v525">
          <text:p/>
        </draw:connector>
        <draw:connector draw:style-name="gr12" draw:layer="layout" svg:x1="5.65cm" svg:y1="4cm" svg:x2="5.65cm" svg:y2="6.5cm" draw:start-shape="id90" draw:start-glue-point="2" draw:end-shape="id91" draw:end-glue-point="0" svg:d="M5650 4000v2500">
          <text:p/>
        </draw:connector>
        <draw:connector draw:style-name="gr11" draw:layer="layout" svg:x1="9.158cm" svg:y1="7.498cm" svg:x2="9.158cm" svg:y2="7.9cm" draw:start-shape="id92" draw:start-glue-point="2" draw:end-shape="id22" draw:end-glue-point="0" svg:d="M9158 7498v402">
          <text:p/>
        </draw:connector>
        <draw:frame draw:style-name="gr1" draw:text-style-name="P1" draw:layer="layout" svg:width="1.8cm" svg:height="0.9cm" svg:x="1.75cm" svg:y="1.65cm">
          <draw:text-box>
            <text:p><text:span text:style-name="T1">NTS0</text:span></text:p>
          </draw:text-box>
        </draw:frame>
        <draw:rect draw:style-name="gr18" draw:text-style-name="P4" draw:layer="layout" svg:width="5.55cm" svg:height="0.75cm" svg:x="7.5cm" svg:y="13.05cm">
          <text:p/>
        </draw:rect>
        <draw:frame draw:style-name="gr19" draw:text-style-name="P6" draw:layer="layout" svg:width="2.648cm" svg:height="0.538cm" svg:x="9.051cm" svg:y="13.281cm">
          <draw:text-box>
            <text:p><text:span text:style-name="T5">ETH0</text:span></text:p>
          </draw:text-box>
        </draw:frame>
        <draw:rect draw:style-name="gr20" draw:layer="layout" svg:width="5cm" svg:height="1cm" svg:x="3.5cm" svg:y="11cm">
          <text:p/>
        </draw:rect>
        <draw:frame draw:style-name="gr21" draw:layer="layout" svg:width="1.898cm" svg:height="0.649cm" svg:x="3.551cm" svg:y="11.3cm">
          <draw:text-box>
            <text:p>IPRX</text:p>
          </draw:text-box>
        </draw:frame>
        <draw:rect draw:style-name="gr22" xml:id="id21" draw:id="id21" draw:layer="layout" svg:width="0.501cm" svg:height="0.254cm" svg:x="5.051cm" svg:y="11cm">
          <text:p/>
        </draw:rect>
        <draw:rect draw:style-name="gr22" xml:id="id25" draw:id="id25" draw:layer="layout" svg:width="0.501cm" svg:height="0.254cm" svg:x="6.553cm" svg:y="11cm">
          <text:p/>
        </draw:rect>
        <draw:rect draw:style-name="gr22" xml:id="id93" draw:id="id93" draw:layer="layout" svg:width="0.501cm" svg:height="0.254cm" svg:x="7.554cm" svg:y="11cm">
          <text:p/>
        </draw:rect>
        <draw:rect draw:style-name="gr22" xml:id="id76" draw:id="id76" draw:layer="layout" svg:width="0.501cm" svg:height="0.254cm" svg:x="4.05cm" svg:y="11cm">
          <text:p/>
        </draw:rect>
        <draw:rect draw:style-name="gr22" xml:id="id88" draw:id="id88" draw:layer="layout" svg:width="0.508cm" svg:height="0.254cm" svg:x="5.8cm" svg:y="11.746cm">
          <text:p/>
        </draw:rect>
        <draw:rect draw:style-name="gr23" draw:layer="layout" svg:width="3.736cm" svg:height="1.9cm" svg:x="16.014cm" svg:y="7.9cm">
          <text:p/>
        </draw:rect>
        <draw:rect draw:style-name="gr20" draw:layer="layout" svg:width="6.15cm" svg:height="1cm" svg:x="3.5cm" svg:y="6.5cm">
          <text:p/>
        </draw:rect>
        <draw:frame draw:style-name="gr24" draw:layer="layout" svg:width="1.998cm" svg:height="0.948cm" svg:x="5.4cm" svg:y="6.55cm">
          <draw:text-box>
            <text:p>TOE</text:p>
          </draw:text-box>
        </draw:frame>
        <draw:rect draw:style-name="gr22" xml:id="id75" draw:id="id75" draw:layer="layout" svg:width="0.501cm" svg:height="0.248cm" svg:x="5.4cm" svg:y="7.256cm">
          <text:p/>
        </draw:rect>
        <draw:rect draw:style-name="gr22" xml:id="id92" draw:id="id92" draw:layer="layout" svg:width="0.501cm" svg:height="0.248cm" svg:x="8.908cm" svg:y="7.25cm">
          <text:p/>
        </draw:rect>
        <draw:rect draw:style-name="gr22" xml:id="id91" draw:id="id91" draw:layer="layout" svg:width="0.501cm" svg:height="0.254cm" svg:x="5.4cm" svg:y="6.5cm">
          <text:p/>
        </draw:rect>
        <draw:rect draw:style-name="gr22" xml:id="id86" draw:id="id86" draw:layer="layout" svg:width="0.501cm" svg:height="0.254cm" svg:x="8.608cm" svg:y="6.5cm">
          <text:p/>
        </draw:rect>
        <draw:rect draw:style-name="gr20" draw:layer="layout" svg:width="3.85cm" svg:height="1cm" svg:x="13.65cm" svg:y="6.5cm">
          <text:p/>
        </draw:rect>
        <draw:frame draw:style-name="gr25" draw:layer="layout" svg:width="1.75cm" svg:height="0.738cm" svg:x="15.75cm" svg:y="6.75cm">
          <draw:text-box>
            <text:p>UDP</text:p>
          </draw:text-box>
        </draw:frame>
        <draw:rect draw:style-name="gr22" xml:id="id77" draw:id="id77" draw:layer="layout" svg:width="0.502cm" svg:height="0.254cm" svg:x="14.028cm" svg:y="7.25cm">
          <text:p/>
        </draw:rect>
        <draw:rect draw:style-name="gr22" xml:id="id68" draw:id="id68" draw:layer="layout" svg:width="0.502cm" svg:height="0.254cm" svg:x="14cm" svg:y="6.5cm">
          <text:p/>
        </draw:rect>
        <draw:rect draw:style-name="gr22" xml:id="id70" draw:id="id70" draw:layer="layout" svg:width="0.502cm" svg:height="0.254cm" svg:x="15.205cm" svg:y="6.5cm">
          <text:p/>
        </draw:rect>
        <draw:rect draw:style-name="gr20" draw:layer="layout" svg:width="3.3cm" svg:height="1cm" svg:x="9.95cm" svg:y="6.5cm">
          <text:p/>
        </draw:rect>
        <draw:frame draw:style-name="gr26" draw:layer="layout" svg:width="3.3cm" svg:height="0.699cm" svg:x="9.95cm" svg:y="6.551cm">
          <draw:text-box>
            <text:p>ICMP</text:p>
          </draw:text-box>
        </draw:frame>
        <draw:rect draw:style-name="gr22" draw:layer="layout" svg:width="0.533cm" svg:height="0.254cm" svg:x="11.318cm" svg:y="7.233cm">
          <text:p/>
        </draw:rect>
        <draw:rect draw:style-name="gr22" xml:id="id1" draw:id="id1" draw:layer="layout" svg:width="0.498cm" svg:height="0.254cm" svg:x="10.271cm" svg:y="7.233cm">
          <text:p/>
        </draw:rect>
        <draw:rect draw:style-name="gr20" draw:layer="layout" svg:width="7.5cm" svg:height="1cm" svg:x="10cm" svg:y="5cm">
          <text:p/>
        </draw:rect>
        <draw:frame draw:style-name="gr27" draw:layer="layout" svg:width="3.949cm" svg:height="0.652cm" svg:x="10cm" svg:y="5.301cm">
          <draw:text-box>
            <text:p>UDMX</text:p>
          </draw:text-box>
        </draw:frame>
        <draw:rect draw:style-name="gr22" xml:id="id67" draw:id="id67" draw:layer="layout" svg:width="0.502cm" svg:height="0.254cm" svg:x="14cm" svg:y="5.75cm">
          <text:p/>
        </draw:rect>
        <draw:rect draw:style-name="gr22" xml:id="id69" draw:id="id69" draw:layer="layout" svg:width="0.502cm" svg:height="0.254cm" svg:x="15.205cm" svg:y="5.75cm">
          <text:p/>
        </draw:rect>
        <draw:rect draw:style-name="gr22" xml:id="id80" draw:id="id80" draw:layer="layout" svg:width="0.501cm" svg:height="0.254cm" svg:x="14.2cm" svg:y="5cm">
          <text:p/>
        </draw:rect>
        <draw:rect draw:style-name="gr22" xml:id="id82" draw:id="id82" draw:layer="layout" svg:width="0.501cm" svg:height="0.254cm" svg:x="16.203cm" svg:y="5cm">
          <text:p/>
        </draw:rect>
        <draw:rect draw:style-name="gr28" draw:text-style-name="P4" draw:layer="layout" svg:width="0.977cm" svg:height="8.85cm" svg:x="1.023cm" svg:y="2.5cm">
          <text:p/>
        </draw:rect>
        <draw:frame draw:style-name="gr29" draw:text-style-name="P7" draw:layer="layout" svg:width="0.75cm" svg:height="2cm" svg:x="1cm" svg:y="2.55cm">
          <draw:text-box>
            <text:p><text:span text:style-name="T6">M</text:span></text:p>
            <text:p><text:span text:style-name="T6">E</text:span></text:p>
            <text:p><text:span text:style-name="T6">M</text:span></text:p>
          </draw:text-box>
        </draw:frame>
        <draw:rect draw:style-name="gr30" xml:id="id89" draw:id="id89" draw:layer="layout" svg:width="0.5cm" svg:height="0.25cm" svg:x="8.5cm" svg:y="13.05cm">
          <text:p/>
        </draw:rect>
        <draw:rect draw:style-name="gr30" xml:id="id72" draw:id="id72" draw:layer="layout" svg:width="0.5cm" svg:height="0.25cm" svg:x="11.732cm" svg:y="13.05cm">
          <text:p/>
        </draw:rect>
        <draw:connector draw:style-name="gr12" draw:layer="layout" svg:x1="16.9cm" svg:y1="10.202cm" svg:x2="7.804cm" svg:y2="11cm" draw:end-shape="id93" draw:end-glue-point="0" svg:d="M16900 10202v149h-9096v649">
          <text:p/>
        </draw:connector>
        <draw:rect draw:style-name="gr22" xml:id="id16" draw:id="id16" draw:layer="layout" svg:width="0.25cm" svg:height="0.254cm" draw:transform="rotate (1.5707963267946) translate (7.602cm 7.5cm)">
          <text:p/>
        </draw:rect>
        <draw:rect draw:style-name="gr22" xml:id="id5" draw:id="id5" draw:layer="layout" svg:width="0.501cm" svg:height="0.254cm" svg:x="3.801cm" svg:y="6.5cm">
          <text:p/>
        </draw:rect>
        <draw:rect draw:style-name="gr22" xml:id="id100" draw:id="id100" draw:layer="layout" svg:width="0.501cm" svg:height="0.254cm" svg:x="4.526cm" svg:y="6.5cm">
          <text:p/>
        </draw:rect>
        <draw:connector draw:style-name="gr11" draw:layer="layout" svg:x1="6.824cm" svg:y1="1.9cm" svg:x2="8.874cm" svg:y2="2.4cm" draw:start-shape="id94" draw:start-glue-point="2" svg:d="M6824 1900v501h2050v-1">
          <text:p/>
        </draw:connector>
        <draw:rect draw:style-name="gr20" draw:layer="layout" svg:width="6.55cm" svg:height="1cm" svg:x="3cm" svg:y="3cm">
          <text:p/>
        </draw:rect>
        <draw:rect draw:style-name="gr22" xml:id="id90" draw:id="id90" draw:layer="layout" svg:width="0.5cm" svg:height="0.254cm" svg:x="5.4cm" svg:y="3.746cm">
          <text:p/>
        </draw:rect>
        <draw:rect draw:style-name="gr22" xml:id="id85" draw:id="id85" draw:layer="layout" svg:width="0.5cm" svg:height="0.254cm" svg:x="8.608cm" svg:y="3.746cm">
          <text:p/>
        </draw:rect>
        <draw:frame draw:style-name="gr31" draw:layer="layout" svg:width="1.898cm" svg:height="0.888cm" svg:x="5.451cm" svg:y="3.051cm">
          <draw:text-box>
            <text:p>TRIF</text:p>
          </draw:text-box>
        </draw:frame>
        <draw:rect draw:style-name="gr22" xml:id="id95" draw:id="id95" draw:layer="layout" svg:width="0.5cm" svg:height="0.254cm" svg:x="5.4cm" svg:y="3cm">
          <text:p/>
        </draw:rect>
        <draw:rect draw:style-name="gr22" xml:id="id66" draw:id="id66" draw:layer="layout" svg:width="0.5cm" svg:height="0.254cm" svg:x="8.624cm" svg:y="3cm">
          <text:p/>
        </draw:rect>
        <draw:connector draw:style-name="gr12" draw:layer="layout" svg:x1="5.658cm" svg:y1="2.554cm" svg:x2="5.65cm" svg:y2="3cm" draw:end-shape="id95" draw:end-glue-point="0" svg:d="M5658 2554v-55h-8v501">
          <text:p/>
        </draw:connector>
        <draw:rect draw:style-name="gr20" draw:layer="layout" svg:width="3.5cm" svg:height="1cm" svg:x="14cm" svg:y="3cm">
          <text:p/>
        </draw:rect>
        <draw:rect draw:style-name="gr22" xml:id="id79" draw:id="id79" draw:layer="layout" svg:width="0.5cm" svg:height="0.254cm" svg:x="14.2cm" svg:y="3.746cm">
          <text:p/>
        </draw:rect>
        <draw:rect draw:style-name="gr22" xml:id="id81" draw:id="id81" draw:layer="layout" svg:width="0.5cm" svg:height="0.254cm" svg:x="16.199cm" svg:y="3.746cm">
          <text:p/>
        </draw:rect>
        <draw:frame draw:style-name="gr32" draw:layer="layout" svg:width="2.05cm" svg:height="0.699cm" svg:x="14.7cm" svg:y="3.051cm">
          <draw:text-box>
            <text:p>URIF</text:p>
          </draw:text-box>
        </draw:frame>
        <draw:rect draw:style-name="gr22" xml:id="id96" draw:id="id96" draw:layer="layout" svg:width="0.5cm" svg:height="0.254cm" svg:x="14.22cm" svg:y="3cm">
          <text:p/>
        </draw:rect>
        <draw:rect draw:style-name="gr22" xml:id="id83" draw:id="id83" draw:layer="layout" svg:width="0.5cm" svg:height="0.254cm" svg:x="16.734cm" svg:y="3cm">
          <text:p/>
        </draw:rect>
        <draw:connector draw:style-name="gr12" draw:layer="layout" svg:x1="14.47cm" svg:y1="2.566cm" svg:x2="14.47cm" svg:y2="3cm" draw:end-shape="id96" draw:end-glue-point="0" svg:d="M14470 2566v434">
          <text:p/>
        </draw:connector>
        <draw:connector draw:style-name="gr12" draw:layer="layout" draw:line-skew="0.05cm" svg:x1="15.275cm" svg:y1="1.9cm" svg:x2="14.47cm" svg:y2="2.414cm" draw:start-shape="id97" draw:start-glue-point="2" svg:d="M15275 1900v558h-805v-44">
          <text:p/>
        </draw:connector>
        <draw:rect draw:style-name="gr33" draw:layer="layout" svg:width="2.75cm" svg:height="1.05cm" svg:x="8.55cm" svg:y="8.5cm">
          <text:p/>
        </draw:rect>
        <draw:frame draw:style-name="gr34" draw:layer="layout" svg:width="1.586cm" svg:height="0.538cm" svg:x="8.913cm" svg:y="8.756cm">
          <draw:text-box>
            <text:p>L3MUX</text:p>
          </draw:text-box>
        </draw:frame>
        <draw:rect draw:style-name="gr22" xml:id="id2" draw:id="id2" draw:layer="layout" svg:width="0.501cm" svg:height="0.254cm" svg:x="9.67cm" svg:y="8.496cm">
          <text:p/>
        </draw:rect>
        <draw:rect draw:style-name="gr22" xml:id="id78" draw:id="id78" draw:layer="layout" svg:width="0.501cm" svg:height="0.254cm" svg:x="10.503cm" svg:y="8.5cm">
          <text:p/>
        </draw:rect>
        <draw:rect draw:style-name="gr22" xml:id="id23" draw:id="id23" draw:layer="layout" svg:width="0.501cm" svg:height="0.254cm" svg:x="8.9cm" svg:y="8.5cm">
          <text:p/>
        </draw:rect>
        <draw:rect draw:style-name="gr22" xml:id="id62" draw:id="id62" draw:layer="layout" svg:width="0.508cm" svg:height="0.25cm" svg:x="9.666cm" svg:y="9.3cm">
          <text:p/>
        </draw:rect>
        <draw:rect draw:style-name="gr33" draw:layer="layout" svg:width="4.9cm" svg:height="1.05cm" svg:x="13.5cm" svg:y="11.1cm">
          <text:p/>
        </draw:rect>
        <draw:frame draw:style-name="gr34" draw:layer="layout" svg:width="1.586cm" svg:height="0.538cm" svg:x="15.213cm" svg:y="11.356cm">
          <draw:text-box>
            <text:p>L2MUX</text:p>
          </draw:text-box>
        </draw:frame>
        <draw:rect draw:style-name="gr22" xml:id="id8" draw:id="id8" draw:layer="layout" svg:width="0.501cm" svg:height="0.254cm" svg:x="17.38cm" svg:y="11.1cm">
          <text:p/>
        </draw:rect>
        <draw:rect draw:style-name="gr22" xml:id="id74" draw:id="id74" draw:layer="layout" svg:width="0.501cm" svg:height="0.254cm" svg:x="13.854cm" svg:y="11.1cm">
          <text:p/>
        </draw:rect>
        <draw:rect draw:style-name="gr22" xml:id="id71" draw:id="id71" draw:layer="layout" svg:width="0.508cm" svg:height="0.254cm" svg:x="15.8cm" svg:y="11.896cm">
          <text:p/>
        </draw:rect>
        <draw:rect draw:style-name="gr20" draw:layer="layout" svg:width="2.5cm" svg:height="1cm" svg:x="12.5cm" svg:y="8.6cm">
          <text:p/>
        </draw:rect>
        <draw:frame draw:style-name="gr35" draw:layer="layout" svg:width="1.25cm" svg:height="0.95cm" svg:x="12.5cm" svg:y="8.6cm">
          <draw:text-box>
            <text:p>IPTX</text:p>
          </draw:text-box>
        </draw:frame>
        <draw:rect draw:style-name="gr22" xml:id="id63" draw:id="id63" draw:layer="layout" svg:width="0.501cm" svg:height="0.254cm" svg:x="13.75cm" svg:y="8.6cm">
          <text:p/>
        </draw:rect>
        <draw:rect draw:style-name="gr22" xml:id="id73" draw:id="id73" draw:layer="layout" svg:width="0.508cm" svg:height="0.254cm" svg:x="13.75cm" svg:y="9.346cm">
          <text:p/>
        </draw:rect>
        <draw:connector draw:style-name="gr12" draw:layer="layout" svg:x1="10.404cm" svg:y1="3.988cm" svg:x2="10.404cm" svg:y2="4.984cm" draw:start-shape="id98" draw:start-glue-point="2" draw:end-shape="id99" draw:end-glue-point="0" svg:d="M10404 3988v996">
          <text:p/>
        </draw:connector>
        <draw:rect draw:style-name="gr22" xml:id="id99" draw:id="id99" draw:layer="layout" svg:width="0.501cm" svg:height="0.254cm" svg:x="10.154cm" svg:y="4.984cm">
          <text:p/>
        </draw:rect>
        <draw:rect draw:style-name="gr22" xml:id="id38" draw:id="id38" draw:layer="layout" svg:width="0.501cm" svg:height="0.254cm" svg:x="12.353cm" svg:y="4.984cm">
          <text:p/>
        </draw:rect>
        <draw:rect draw:style-name="gr20" draw:layer="layout" svg:width="3.6cm" svg:height="1cm" svg:x="10cm" svg:y="3.005cm">
          <text:p/>
        </draw:rect>
        <draw:rect draw:style-name="gr22" xml:id="id98" draw:id="id98" draw:layer="layout" svg:width="0.5cm" svg:height="0.254cm" svg:x="10.154cm" svg:y="3.734cm">
          <text:p/>
        </draw:rect>
        <draw:rect draw:style-name="gr22" xml:id="id39" draw:id="id39" draw:layer="layout" svg:width="0.5cm" svg:height="0.254cm" svg:x="12.353cm" svg:y="3.734cm">
          <text:p/>
        </draw:rect>
        <draw:frame draw:style-name="gr36" draw:layer="layout" svg:width="3.6cm" svg:height="0.648cm" svg:x="10cm" svg:y="3.056cm">
          <draw:text-box>
            <text:p>DHCP</text:p>
          </draw:text-box>
        </draw:frame>
        <draw:rect draw:style-name="gr22" xml:id="id64" draw:id="id64" draw:layer="layout" svg:width="0.501cm" svg:height="0.248cm" svg:x="4.526cm" svg:y="7.25cm">
          <text:p/>
        </draw:rect>
        <draw:rect draw:style-name="gr37" draw:text-style-name="P8" draw:layer="layout" svg:width="2cm" svg:height="0.554cm" draw:transform="rotate (1.5707963267946) translate (1.2cm 9.3cm)">
          <text:p><text:span text:style-name="T7">RxP</text:span></text:p>
        </draw:rect>
        <draw:g>
          <draw:polyline draw:style-name="gr2" draw:layer="layout" svg:width="0.249cm" svg:height="0.499cm" svg:x="1.8cm" svg:y="12.6cm" svg:viewBox="0 0 250 500" draw:points="0,0 250,250 0,500">
            <text:p/>
          </draw:polyline>
          <draw:frame draw:style-name="gr3" draw:text-style-name="P2" draw:layer="layout" svg:width="1.391cm" svg:height="0.445cm" svg:x="2.159cm" svg:y="12.6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2.145cm" svg:y="12.108cm">
            <draw:text-box>
              <text:p><text:span text:style-name="T2">piShlRst</text:span></text:p>
            </draw:text-box>
          </draw:frame>
          <draw:line draw:style-name="gr5" draw:layer="layout" svg:x1="1.8cm" svg:y1="12.35cm" svg:x2="2.05cm" svg:y2="12.35cm">
            <text:p/>
          </draw:line>
        </draw:g>
        <draw:frame draw:style-name="gr38" draw:text-style-name="P9" draw:layer="layout" svg:width="1.898cm" svg:height="0.938cm" svg:x="5.851cm" svg:y="1.011cm">
          <draw:text-box>
            <text:p><text:span text:style-name="T8">ROLE</text:span></text:p>
          </draw:text-box>
        </draw:frame>
        <draw:rect draw:style-name="gr30" xml:id="id87" draw:id="id87" draw:layer="layout" svg:width="0.75cm" svg:height="0.254cm" svg:x="5.6cm" svg:y="1.646cm">
          <text:p/>
        </draw:rect>
        <draw:rect draw:style-name="gr30" xml:id="id94" draw:id="id94" draw:layer="layout" svg:width="0.748cm" svg:height="0.254cm" svg:x="6.45cm" svg:y="1.646cm">
          <text:p/>
        </draw:rect>
        <draw:rect draw:style-name="gr30" draw:layer="layout" svg:width="2cm" svg:height="0.554cm" svg:x="5.4cm" svg:y="1.096cm">
          <text:p/>
        </draw:rect>
        <draw:frame draw:style-name="gr39" draw:text-style-name="P8" draw:layer="layout" svg:width="0.85cm" svg:height="0.448cm" svg:x="5.949cm" svg:y="1.147cm">
          <draw:text-box>
            <text:p><text:span text:style-name="T9">Tcp</text:span></text:p>
          </draw:text-box>
        </draw:frame>
        <draw:rect draw:style-name="gr30" xml:id="id84" draw:id="id84" draw:layer="layout" svg:width="0.748cm" svg:height="0.254cm" svg:x="15.75cm" svg:y="1.646cm">
          <text:p/>
        </draw:rect>
        <draw:rect draw:style-name="gr30" draw:layer="layout" svg:width="2cm" svg:height="0.554cm" svg:x="14.7cm" svg:y="1.096cm">
          <text:p/>
        </draw:rect>
        <draw:frame draw:style-name="gr39" draw:text-style-name="P8" draw:layer="layout" svg:width="0.85cm" svg:height="0.448cm" svg:x="15.249cm" svg:y="1.147cm">
          <draw:text-box>
            <text:p><text:span text:style-name="T9">Udp</text:span></text:p>
          </draw:text-box>
        </draw:frame>
        <draw:rect draw:style-name="gr30" xml:id="id97" draw:id="id97" draw:layer="layout" svg:width="0.75cm" svg:height="0.254cm" svg:x="14.9cm" svg:y="1.646cm">
          <text:p/>
        </draw:rect>
        <draw:frame draw:style-name="gr40" draw:text-style-name="P9" draw:layer="layout" svg:width="7.3cm" svg:height="0.65cm" svg:x="7.4cm" svg:y="1cm">
          <draw:text-box>
            <text:p><text:span text:style-name="T8">ROLE</text:span></text:p>
          </draw:text-box>
        </draw:frame>
        <draw:rect draw:style-name="gr22" xml:id="id18" draw:id="id18" draw:layer="layout" svg:width="0.25cm" svg:height="0.254cm" draw:transform="rotate (1.5707963267946) translate (7.85cm 7.5cm)">
          <text:p/>
        </draw:rect>
        <draw:rect draw:style-name="gr22" xml:id="id3" draw:id="id3" draw:layer="layout" svg:width="0.501cm" svg:height="0.254cm" svg:x="3.801cm" svg:y="7.25cm">
          <text:p/>
        </draw:rect>
        <draw:rect draw:style-name="gr41" xml:id="id65" draw:id="id65" draw:layer="layout" svg:width="0.501cm" svg:height="0.248cm" draw:transform="rotate (1.5707963267946) translate (1.75cm 8.851cm)">
          <text:p/>
        </draw:rect>
        <draw:rect draw:style-name="gr41" xml:id="id4" draw:id="id4" draw:layer="layout" svg:width="0.501cm" svg:height="0.248cm" draw:transform="rotate (1.5707963267946) translate (1.75cm 8.252cm)">
          <text:p/>
        </draw:rect>
        <draw:rect draw:style-name="gr37" draw:text-style-name="P8" draw:layer="layout" svg:width="2cm" svg:height="0.554cm" draw:transform="rotate (1.5707963267946) translate (1.2cm 6.5cm)">
          <text:p><text:span text:style-name="T7">TxP</text:span></text:p>
        </draw:rect>
        <draw:rect draw:style-name="gr41" xml:id="id6" draw:id="id6" draw:layer="layout" svg:width="0.501cm" svg:height="0.248cm" draw:transform="rotate (1.5707963267946) translate (1.75cm 6.051cm)">
          <text:p/>
        </draw:rect>
        <draw:rect draw:style-name="gr41" xml:id="id101" draw:id="id101" draw:layer="layout" svg:width="0.501cm" svg:height="0.248cm" draw:transform="rotate (1.5707963267946) translate (1.75cm 5.452cm)">
          <text:p/>
        </draw:rect>
        <draw:connector draw:style-name="gr17" draw:layer="layout" svg:x1="4.776cm" svg:y1="6.5cm" svg:x2="1.998cm" svg:y2="5.202cm" draw:start-shape="id100" draw:start-glue-point="0" draw:end-shape="id101" draw:end-glue-point="2" svg:d="M4776 6500v-1298h-2778">
          <text:p/>
        </draw:connector>
        <draw:frame draw:style-name="gr29" draw:text-style-name="P7" draw:layer="layout" svg:width="0.75cm" svg:height="2cm" svg:x="1cm" svg:y="9.35cm">
          <draw:text-box>
            <text:p><text:span text:style-name="T6">C</text:span></text:p>
            <text:p><text:span text:style-name="T6">h</text:span></text:p>
            <text:p><text:span text:style-name="T6">0</text:span></text:p>
          </draw:text-box>
        </draw:frame>
        <draw:frame draw:style-name="gr42" draw:layer="layout" svg:width="1.442cm" svg:height="0.538cm" svg:x="16.008cm" svg:y="7.931cm">
          <draw:text-box>
            <text:p>ARP</text:p>
          </draw:text-box>
        </draw:frame>
        <draw:connector draw:style-name="gr12" draw:layer="layout" svg:x1="16.9cm" svg:y1="9.6cm" svg:x2="16.9cm" svg:y2="10.05cm" draw:start-shape="id102" draw:start-glue-point="2" svg:d="M16900 9600v450">
          <text:p/>
        </draw:connector>
        <draw:connector draw:style-name="gr14" draw:layer="layout" svg:x1="15cm" svg:y1="9.013cm" svg:x2="16.197cm" svg:y2="9.013cm" draw:end-shape="id103" draw:end-glue-point="0" svg:d="M15000 9013h1197">
          <text:p/>
        </draw:connector>
        <draw:rect draw:style-name="gr43" xml:id="id20" draw:id="id20" draw:layer="layout" svg:width="1.016cm" svg:height="0.152cm" svg:x="4.799cm" svg:y="9.558cm">
          <text:p/>
        </draw:rect>
        <draw:frame draw:style-name="gr44" draw:text-style-name="P10" draw:layer="layout" svg:width="0.261cm" svg:height="0.369cm" svg:x="4.549cm" svg:y="9.45cm">
          <draw:text-box>
            <text:p><text:span text:style-name="T10">1</text:span></text:p>
          </draw:text-box>
        </draw:frame>
        <draw:g>
          <draw:rect draw:style-name="gr43" draw:layer="layout" svg:width="1.016cm" svg:height="0.152cm" svg:x="3.784cm" svg:y="9.998cm">
            <text:p/>
          </draw:rect>
          <draw:frame draw:style-name="gr44" draw:text-style-name="P10" draw:layer="layout" svg:width="0.261cm" svg:height="0.369cm" svg:x="3.525cm" svg:y="9.882cm">
            <draw:text-box>
              <text:p><text:span text:style-name="T10">2</text:span></text:p>
            </draw:text-box>
          </draw:frame>
        </draw:g>
        <draw:rect draw:style-name="gr43" xml:id="id22" draw:id="id22" draw:layer="layout" svg:width="1.016cm" svg:height="0.152cm" svg:x="8.65cm" svg:y="7.9cm">
          <text:p/>
        </draw:rect>
        <draw:frame draw:style-name="gr44" draw:text-style-name="P10" draw:layer="layout" svg:width="0.261cm" svg:height="0.369cm" svg:x="8.4cm" svg:y="7.781cm">
          <draw:text-box>
            <text:p><text:span text:style-name="T10">3</text:span></text:p>
          </draw:text-box>
        </draw:frame>
        <draw:g>
          <draw:rect draw:style-name="gr43" draw:layer="layout" svg:width="1.016cm" svg:height="0.152cm" svg:x="5.15cm" svg:y="2.402cm">
            <text:p/>
          </draw:rect>
          <draw:frame draw:style-name="gr44" draw:text-style-name="P10" draw:layer="layout" svg:width="0.261cm" svg:height="0.369cm" svg:x="4.889cm" svg:y="2.281cm">
            <draw:text-box>
              <text:p><text:span text:style-name="T10">4</text:span></text:p>
            </draw:text-box>
          </draw:frame>
        </draw:g>
        <draw:g>
          <draw:rect draw:style-name="gr43" draw:layer="layout" svg:width="1.016cm" svg:height="0.152cm" svg:x="8.366cm" svg:y="2.4cm">
            <text:p/>
          </draw:rect>
          <draw:frame draw:style-name="gr44" draw:text-style-name="P10" draw:layer="layout" svg:width="0.261cm" svg:height="0.369cm" svg:x="8.1cm" svg:y="2.3cm">
            <draw:text-box>
              <text:p><text:span text:style-name="T10">5</text:span></text:p>
            </draw:text-box>
          </draw:frame>
        </draw:g>
        <draw:g>
          <draw:rect draw:style-name="gr43" draw:layer="layout" svg:width="1.016cm" svg:height="0.152cm" svg:x="13.962cm" svg:y="2.414cm">
            <text:p/>
          </draw:rect>
          <draw:frame draw:style-name="gr44" draw:text-style-name="P10" draw:layer="layout" svg:width="0.261cm" svg:height="0.369cm" svg:x="13.701cm" svg:y="2.301cm">
            <draw:text-box>
              <text:p><text:span text:style-name="T10">6</text:span></text:p>
            </draw:text-box>
          </draw:frame>
        </draw:g>
        <draw:g>
          <draw:rect draw:style-name="gr43" draw:layer="layout" svg:width="1.016cm" svg:height="0.152cm" svg:x="16.476cm" svg:y="2.412cm">
            <text:p/>
          </draw:rect>
          <draw:frame draw:style-name="gr44" draw:text-style-name="P10" draw:layer="layout" svg:width="0.261cm" svg:height="0.369cm" svg:x="16.202cm" svg:y="2.302cm">
            <draw:text-box>
              <text:p><text:span text:style-name="T10">7</text:span></text:p>
            </draw:text-box>
          </draw:frame>
        </draw:g>
        <draw:g>
          <draw:rect draw:style-name="gr43" draw:layer="layout" svg:width="1.016cm" svg:height="0.152cm" svg:x="16.392cm" svg:y="10.05cm">
            <text:p/>
          </draw:rect>
          <draw:frame draw:style-name="gr44" draw:text-style-name="P10" draw:layer="layout" svg:width="0.261cm" svg:height="0.369cm" svg:x="16.1cm" svg:y="9.931cm">
            <draw:text-box>
              <text:p><text:span text:style-name="T10">0</text:span></text:p>
            </draw:text-box>
          </draw:frame>
        </draw:g>
        <draw:rect draw:style-name="gr22" xml:id="id61" draw:id="id61" draw:layer="layout" svg:width="0.246cm" svg:height="0.254cm" svg:x="5.554cm" svg:y="11cm">
          <text:p/>
        </draw:rect>
        <draw:rect draw:style-name="gr22" xml:id="id59" draw:id="id59" draw:layer="layout" svg:width="0.25cm" svg:height="0.254cm" draw:transform="rotate (1.5707963267946) translate (13cm 7.15cm)">
          <text:p/>
        </draw:rect>
        <draw:rect draw:style-name="gr22" xml:id="id58" draw:id="id58" draw:layer="layout" svg:width="0.25cm" svg:height="0.254cm" draw:transform="rotate (1.5707963267946) translate (13.651cm 7.15cm)">
          <text:p/>
        </draw:rect>
        <draw:rect draw:style-name="gr22" xml:id="id57" draw:id="id57" draw:layer="layout" svg:width="0.3cm" svg:height="0.254cm" svg:x="14.5cm" svg:y="6.5cm">
          <text:p/>
        </draw:rect>
        <draw:rect draw:style-name="gr22" xml:id="id56" draw:id="id56" draw:layer="layout" svg:width="0.3cm" svg:height="0.254cm" svg:x="14.5cm" svg:y="5.75cm">
          <text:p/>
        </draw:rect>
        <draw:rect draw:style-name="gr22" xml:id="id55" draw:id="id55" draw:layer="layout" svg:width="0.3cm" svg:height="0.254cm" svg:x="16.6cm" svg:y="6.5cm">
          <text:p/>
        </draw:rect>
        <draw:rect draw:style-name="gr22" xml:id="id54" draw:id="id54" draw:layer="layout" svg:width="0.3cm" svg:height="0.254cm" svg:x="16.6cm" svg:y="5.75cm">
          <text:p/>
        </draw:rect>
        <draw:rect draw:style-name="gr22" xml:id="id51" draw:id="id51" draw:layer="layout" svg:width="0.3cm" svg:height="0.254cm" svg:x="15.7cm" svg:y="6.5cm">
          <text:p/>
        </draw:rect>
        <draw:rect draw:style-name="gr22" xml:id="id50" draw:id="id50" draw:layer="layout" svg:width="0.3cm" svg:height="0.254cm" svg:x="15.7cm" svg:y="5.75cm">
          <text:p/>
        </draw:rect>
        <draw:rect draw:style-name="gr22" xml:id="id53" draw:id="id53" draw:layer="layout" svg:width="0.3cm" svg:height="0.254cm" svg:x="16.9cm" svg:y="6.5cm">
          <text:p/>
        </draw:rect>
        <draw:rect draw:style-name="gr22" xml:id="id52" draw:id="id52" draw:layer="layout" svg:width="0.3cm" svg:height="0.254cm" svg:x="16.9cm" svg:y="5.75cm">
          <text:p/>
        </draw:rect>
        <draw:rect draw:style-name="gr22" xml:id="id60" draw:id="id60" draw:layer="layout" svg:width="0.246cm" svg:height="0.254cm" svg:x="11.854cm" svg:y="7.233cm">
          <text:p/>
        </draw:rect>
        <draw:rect draw:style-name="gr22" xml:id="id49" draw:id="id49" draw:layer="layout" svg:width="0.3cm" svg:height="0.254cm" svg:x="16cm" svg:y="6.5cm">
          <text:p/>
        </draw:rect>
        <draw:rect draw:style-name="gr22" xml:id="id48" draw:id="id48" draw:layer="layout" svg:width="0.3cm" svg:height="0.254cm" svg:x="16cm" svg:y="5.75cm">
          <text:p/>
        </draw:rect>
        <draw:rect draw:style-name="gr22" xml:id="id46" draw:id="id46" draw:layer="layout" svg:width="0.3cm" svg:height="0.254cm" svg:x="14.7cm" svg:y="3.746cm">
          <text:p/>
        </draw:rect>
        <draw:rect draw:style-name="gr22" xml:id="id47" draw:id="id47" draw:layer="layout" svg:width="0.3cm" svg:height="0.254cm" svg:x="14.7cm" svg:y="5cm">
          <text:p/>
        </draw:rect>
        <draw:rect draw:style-name="gr22" xml:id="id37" draw:id="id37" draw:layer="layout" svg:width="0.3cm" svg:height="0.254cm" svg:x="11.5cm" svg:y="5cm">
          <text:p/>
        </draw:rect>
        <draw:rect draw:style-name="gr22" xml:id="id31" draw:id="id31" draw:layer="layout" svg:width="0.3cm" svg:height="0.254cm" svg:x="10.65cm" svg:y="4.984cm">
          <text:p/>
        </draw:rect>
        <draw:rect draw:style-name="gr22" xml:id="id44" draw:id="id44" draw:layer="layout" svg:width="0.3cm" svg:height="0.254cm" svg:x="11.8cm" svg:y="5cm">
          <text:p/>
        </draw:rect>
        <draw:rect draw:style-name="gr22" xml:id="id40" draw:id="id40" draw:layer="layout" svg:width="0.3cm" svg:height="0.254cm" svg:x="12.85cm" svg:y="4.984cm">
          <text:p/>
        </draw:rect>
        <draw:rect draw:style-name="gr22" xml:id="id42" draw:id="id42" draw:layer="layout" svg:width="0.3cm" svg:height="0.254cm" svg:x="13.15cm" svg:y="4.984cm">
          <text:p/>
        </draw:rect>
        <draw:rect draw:style-name="gr22" xml:id="id41" draw:id="id41" draw:layer="layout" svg:width="0.3cm" svg:height="0.254cm" svg:x="12.85cm" svg:y="3.734cm">
          <text:p/>
        </draw:rect>
        <draw:rect draw:style-name="gr22" xml:id="id43" draw:id="id43" draw:layer="layout" svg:width="0.3cm" svg:height="0.254cm" svg:x="13.15cm" svg:y="3.734cm">
          <text:p/>
        </draw:rect>
        <draw:rect draw:style-name="gr22" xml:id="id36" draw:id="id36" draw:layer="layout" svg:width="0.3cm" svg:height="0.254cm" svg:x="11.5cm" svg:y="3.734cm">
          <text:p/>
        </draw:rect>
        <draw:rect draw:style-name="gr22" xml:id="id45" draw:id="id45" draw:layer="layout" svg:width="0.3cm" svg:height="0.254cm" svg:x="11.8cm" svg:y="3.734cm">
          <text:p/>
        </draw:rect>
        <draw:rect draw:style-name="gr22" xml:id="id30" draw:id="id30" draw:layer="layout" svg:width="0.3cm" svg:height="0.254cm" svg:x="10.65cm" svg:y="3.734cm">
          <text:p/>
        </draw:rect>
        <draw:rect draw:style-name="gr22" xml:id="id35" draw:id="id35" draw:layer="layout" svg:width="0.3cm" svg:height="0.254cm" svg:x="15.3cm" svg:y="5cm">
          <text:p/>
        </draw:rect>
        <draw:rect draw:style-name="gr22" xml:id="id34" draw:id="id34" draw:layer="layout" svg:width="0.3cm" svg:height="0.254cm" svg:x="15.3cm" svg:y="3.75cm">
          <text:p/>
        </draw:rect>
        <draw:rect draw:style-name="gr22" xml:id="id33" draw:id="id33" draw:layer="layout" svg:width="0.3cm" svg:height="0.254cm" svg:x="15.6cm" svg:y="5cm">
          <text:p/>
        </draw:rect>
        <draw:rect draw:style-name="gr22" xml:id="id32" draw:id="id32" draw:layer="layout" svg:width="0.3cm" svg:height="0.254cm" svg:x="15.6cm" svg:y="3.75cm">
          <text:p/>
        </draw:rect>
        <draw:rect draw:style-name="gr22" xml:id="id26" draw:id="id26" draw:layer="layout" svg:width="0.3cm" svg:height="0.254cm" svg:x="16.7cm" svg:y="3.746cm">
          <text:p/>
        </draw:rect>
        <draw:rect draw:style-name="gr22" xml:id="id27" draw:id="id27" draw:layer="layout" svg:width="0.3cm" svg:height="0.254cm" svg:x="16.7cm" svg:y="5cm">
          <text:p/>
        </draw:rect>
        <draw:rect draw:style-name="gr22" xml:id="id28" draw:id="id28" draw:layer="layout" svg:width="0.3cm" svg:height="0.254cm" svg:x="17cm" svg:y="3.746cm">
          <text:p/>
        </draw:rect>
        <draw:rect draw:style-name="gr22" xml:id="id29" draw:id="id29" draw:layer="layout" svg:width="0.3cm" svg:height="0.254cm" svg:x="17cm" svg:y="5cm">
          <text:p/>
        </draw:rect>
        <draw:connector draw:style-name="gr13" draw:layer="layout" svg:x1="18.65cm" svg:y1="8.925cm" svg:x2="18.304cm" svg:y2="8.925cm" draw:start-shape="id104" draw:start-glue-point="0" draw:end-shape="id105" draw:end-glue-point="2" svg:d="M18650 8925h-346">
          <text:p/>
        </draw:connector>
        <draw:rect draw:style-name="gr23" draw:layer="layout" svg:width="0.9cm" svg:height="1.45cm" svg:x="18.65cm" svg:y="8.15cm">
          <text:p/>
        </draw:rect>
        <draw:frame draw:style-name="gr45" draw:layer="layout" svg:width="0.93cm" svg:height="0.538cm" svg:x="18.62cm" svg:y="8.162cm">
          <draw:text-box>
            <text:p><text:span text:style-name="T11">CAM</text:span></text:p>
          </draw:text-box>
        </draw:frame>
        <draw:rect draw:style-name="gr22" xml:id="id104" draw:id="id104" draw:layer="layout" svg:width="0.25cm" svg:height="0.254cm" draw:transform="rotate (1.5707963267946) translate (18.65cm 9.05cm)">
          <text:p/>
        </draw:rect>
        <draw:rect draw:style-name="gr22" xml:id="id106" draw:id="id106" draw:layer="layout" svg:width="0.25cm" svg:height="0.254cm" draw:transform="rotate (1.5707963267946) translate (18.65cm 9.314cm)">
          <text:p/>
        </draw:rect>
        <draw:connector draw:style-name="gr15" draw:layer="layout" svg:x1="18.65cm" svg:y1="9.189cm" svg:x2="18.304cm" svg:y2="9.189cm" draw:start-shape="id106" draw:start-glue-point="0" draw:end-shape="id107" draw:end-glue-point="2" svg:d="M18650 9189h-346">
          <text:p/>
        </draw:connector>
        <draw:rect draw:style-name="gr20" draw:layer="layout" svg:width="2.1cm" svg:height="1.1cm" svg:x="16.2cm" svg:y="8.5cm">
          <text:p/>
        </draw:rect>
        <draw:rect draw:style-name="gr22" xml:id="id7" draw:id="id7" draw:layer="layout" svg:width="0.5cm" svg:height="0.25cm" svg:x="17.38cm" svg:y="9.35cm">
          <text:p/>
        </draw:rect>
        <draw:rect draw:style-name="gr22" xml:id="id102" draw:id="id102" draw:layer="layout" svg:width="0.5cm" svg:height="0.25cm" svg:x="16.65cm" svg:y="9.35cm">
          <text:p/>
        </draw:rect>
        <draw:rect draw:style-name="gr22" xml:id="id105" draw:id="id105" draw:layer="layout" svg:width="0.25cm" svg:height="0.254cm" draw:transform="rotate (1.5707963267946) translate (18.05cm 9.05cm)">
          <text:p/>
        </draw:rect>
        <draw:rect draw:style-name="gr22" xml:id="id103" draw:id="id103" draw:layer="layout" svg:width="0.25cm" svg:height="0.254cm" draw:transform="rotate (1.5707963267946) translate (16.197cm 9.138cm)">
          <text:p/>
        </draw:rect>
        <draw:rect draw:style-name="gr22" xml:id="id13" draw:id="id13" draw:layer="layout" svg:width="0.25cm" svg:height="0.254cm" draw:transform="rotate (1.5707963267946) translate (16.197cm 9.375cm)">
          <text:p/>
        </draw:rect>
        <draw:rect draw:style-name="gr22" xml:id="id107" draw:id="id107" draw:layer="layout" svg:width="0.25cm" svg:height="0.254cm" draw:transform="rotate (1.5707963267946) translate (18.05cm 9.314cm)">
          <text:p/>
        </draw:rect>
        <draw:frame draw:style-name="gr46" draw:text-style-name="P4" draw:layer="layout" svg:width="1.6cm" svg:height="0.8cm" svg:x="16.45cm" svg:y="8.55cm">
          <draw:text-box>
            <text:p text:style-name="P4"><text:span text:style-name="T11">ARS</text:span></text:p>
          </draw:text-box>
        </draw:frame>
        <draw:rect draw:style-name="gr22" xml:id="id24" draw:id="id24" draw:layer="layout" svg:width="0.502cm" svg:height="0.254cm" svg:x="15.298cm" svg:y="7.246cm">
          <text:p/>
        </draw:rect>
        <draw:rect draw:style-name="gr22" xml:id="id15" draw:id="id15" draw:layer="layout" svg:width="0.3cm" svg:height="0.254cm" svg:x="9.1cm" svg:y="6.5cm">
          <text:p/>
        </draw:rect>
        <draw:rect draw:style-name="gr23" draw:layer="layout" svg:width="1.405cm" svg:height="1.052cm" svg:x="6.85cm" svg:y="8.133cm">
          <text:p/>
        </draw:rect>
        <draw:frame draw:style-name="gr47" draw:layer="layout" svg:width="1.405cm" svg:height="0.718cm" svg:x="6.85cm" svg:y="8.432cm">
          <draw:text-box>
            <text:p>CAM</text:p>
          </draw:text-box>
        </draw:frame>
        <draw:rect draw:style-name="gr22" xml:id="id17" draw:id="id17" draw:layer="layout" svg:width="0.25cm" svg:height="0.254cm" draw:transform="rotate (1.5707963267946) translate (7.602cm 8.4cm)">
          <text:p/>
        </draw:rect>
        <draw:rect draw:style-name="gr22" xml:id="id19" draw:id="id19" draw:layer="layout" svg:width="0.25cm" svg:height="0.254cm" draw:transform="rotate (1.5707963267946) translate (7.855cm 8.4cm)">
          <text:p/>
        </draw:rect>
        <draw:rect draw:style-name="gr22" xml:id="id14" draw:id="id14" draw:layer="layout" svg:width="0.3cm" svg:height="0.254cm" svg:x="9.1cm" svg:y="3.746cm">
          <text:p/>
        </draw:rect>
        <draw:connector draw:style-name="gr48" draw:layer="layout" svg:x1="7.65cm" svg:y1="3.988cm" svg:x2="7.65cm" svg:y2="6.5cm" draw:start-shape="id108" draw:start-glue-point="2" draw:end-shape="id109" draw:end-glue-point="0" svg:d="M7650 3988v2512">
          <text:p/>
        </draw:connector>
        <draw:connector draw:style-name="gr13" draw:layer="layout" svg:x1="7.95cm" svg:y1="6.5cm" svg:x2="7.95cm" svg:y2="3.988cm" draw:start-shape="id110" draw:start-glue-point="0" draw:end-shape="id111" draw:end-glue-point="2" svg:d="M7950 6500v-2512">
          <text:p/>
        </draw:connector>
        <draw:rect draw:style-name="gr22" xml:id="id109" draw:id="id109" draw:layer="layout" svg:width="0.3cm" svg:height="0.254cm" svg:x="7.5cm" svg:y="6.5cm">
          <text:p/>
        </draw:rect>
        <draw:rect draw:style-name="gr22" xml:id="id110" draw:id="id110" draw:layer="layout" svg:width="0.3cm" svg:height="0.254cm" svg:x="7.8cm" svg:y="6.5cm">
          <text:p/>
        </draw:rect>
        <draw:rect draw:style-name="gr22" xml:id="id108" draw:id="id108" draw:layer="layout" svg:width="0.3cm" svg:height="0.254cm" svg:x="7.5cm" svg:y="3.734cm">
          <text:p/>
        </draw:rect>
        <draw:rect draw:style-name="gr22" xml:id="id111" draw:id="id111" draw:layer="layout" svg:width="0.3cm" svg:height="0.254cm" svg:x="7.8cm" svg:y="3.734cm">
          <text:p/>
        </draw:rect>
        <draw:connector draw:style-name="gr48" draw:layer="layout" svg:x1="6.95cm" svg:y1="3.988cm" svg:x2="6.95cm" svg:y2="6.5cm" draw:start-shape="id112" draw:start-glue-point="2" draw:end-shape="id113" draw:end-glue-point="0" svg:d="M6950 3988v2512">
          <text:p/>
        </draw:connector>
        <draw:connector draw:style-name="gr13" draw:layer="layout" svg:x1="7.25cm" svg:y1="6.5cm" svg:x2="7.25cm" svg:y2="3.988cm" draw:start-shape="id114" draw:start-glue-point="0" draw:end-shape="id115" draw:end-glue-point="2" svg:d="M7250 6500v-2512">
          <text:p/>
        </draw:connector>
        <draw:rect draw:style-name="gr22" xml:id="id113" draw:id="id113" draw:layer="layout" svg:width="0.3cm" svg:height="0.254cm" svg:x="6.8cm" svg:y="6.5cm">
          <text:p/>
        </draw:rect>
        <draw:rect draw:style-name="gr22" xml:id="id114" draw:id="id114" draw:layer="layout" svg:width="0.3cm" svg:height="0.254cm" svg:x="7.1cm" svg:y="6.5cm">
          <text:p/>
        </draw:rect>
        <draw:rect draw:style-name="gr22" xml:id="id112" draw:id="id112" draw:layer="layout" svg:width="0.3cm" svg:height="0.254cm" svg:x="6.8cm" svg:y="3.734cm">
          <text:p/>
        </draw:rect>
        <draw:rect draw:style-name="gr22" xml:id="id115" draw:id="id115" draw:layer="layout" svg:width="0.3cm" svg:height="0.254cm" svg:x="7.1cm" svg:y="3.734cm">
          <text:p/>
        </draw:rect>
        <draw:rect draw:style-name="gr22" xml:id="id11" draw:id="id11" draw:layer="layout" svg:width="0.25cm" svg:height="0.254cm" draw:transform="rotate (1.5707963267946) translate (7.003cm 7.5cm)">
          <text:p/>
        </draw:rect>
        <draw:rect draw:style-name="gr22" xml:id="id9" draw:id="id9" draw:layer="layout" svg:width="0.25cm" svg:height="0.254cm" draw:transform="rotate (1.5707963267946) translate (7.251cm 7.5cm)">
          <text:p/>
        </draw:rect>
        <draw:rect draw:style-name="gr22" xml:id="id12" draw:id="id12" draw:layer="layout" svg:width="0.25cm" svg:height="0.254cm" draw:transform="rotate (1.5707963267946) translate (7.003cm 8.4cm)">
          <text:p/>
        </draw:rect>
        <draw:rect draw:style-name="gr22" xml:id="id10" draw:id="id10" draw:layer="layout" svg:width="0.25cm" svg:height="0.254cm" draw:transform="rotate (1.5707963267946) translate (7.256cm 8.4cm)">
          <text:p/>
        </draw:rect>
        <draw:frame draw:style-name="gr49" draw:text-style-name="P11" draw:layer="layout" svg:width="1.505cm" svg:height="0.33cm" draw:transform="rotate (1.5707963267946) translate (8.519cm 6.104cm)">
          <draw:text-box>
            <text:p><text:span text:style-name="T12">SndDataReq</text:span></text:p>
          </draw:text-box>
        </draw:frame>
        <draw:connector draw:style-name="gr15" draw:layer="layout" svg:x1="8.35cm" svg:y1="4cm" svg:x2="8.35cm" svg:y2="6.5cm" draw:start-shape="id116" draw:start-glue-point="2" draw:end-shape="id117" draw:end-glue-point="0" svg:d="M8350 4000v2500">
          <text:p/>
        </draw:connector>
        <draw:rect draw:style-name="gr22" xml:id="id117" draw:id="id117" draw:layer="layout" svg:width="0.3cm" svg:height="0.254cm" svg:x="8.2cm" svg:y="6.5cm">
          <text:p/>
        </draw:rect>
        <draw:rect draw:style-name="gr22" xml:id="id116" draw:id="id116" draw:layer="layout" svg:width="0.3cm" svg:height="0.254cm" svg:x="8.2cm" svg:y="3.746cm">
          <text:p/>
        </draw:rect>
        <draw:frame draw:style-name="gr50" draw:text-style-name="P12" draw:layer="layout" svg:width="1.493cm" svg:height="0.33cm" draw:transform="rotate (1.5707963267946) translate (8.019cm 6.098cm)">
          <draw:text-box>
            <text:p><text:span text:style-name="T13">RcvDataReq</text:span></text:p>
          </draw:text-box>
        </draw:frame>
        <draw:frame draw:style-name="gr51" draw:text-style-name="P12" draw:layer="layout" svg:width="1.395cm" svg:height="0.33cm" draw:transform="rotate (1.5707963267946) translate (7.619cm 6.049cm)">
          <draw:text-box>
            <text:p><text:span text:style-name="T13">LsnPortReq</text:span></text:p>
          </draw:text-box>
        </draw:frame>
        <draw:frame draw:style-name="gr52" draw:text-style-name="P12" draw:layer="layout" svg:width="1.598cm" svg:height="0.33cm" draw:transform="rotate (1.5707963267946) translate (6.919cm 6.15cm)">
          <draw:text-box>
            <text:p><text:span text:style-name="T13">OpnConnReq</text:span></text:p>
          </draw:text-box>
        </draw:frame>
        <draw:connector draw:style-name="gr48" draw:layer="layout" svg:x1="6.25cm" svg:y1="3.988cm" svg:x2="6.25cm" svg:y2="6.5cm" draw:start-shape="id118" draw:start-glue-point="2" draw:end-shape="id119" draw:end-glue-point="0" svg:d="M6250 3988v2512">
          <text:p/>
        </draw:connector>
        <draw:connector draw:style-name="gr13" draw:layer="layout" svg:x1="6.55cm" svg:y1="6.5cm" svg:x2="6.55cm" svg:y2="3.988cm" draw:start-shape="id120" draw:start-glue-point="0" draw:end-shape="id121" draw:end-glue-point="2" svg:d="M6550 6500v-2512">
          <text:p/>
        </draw:connector>
        <draw:rect draw:style-name="gr22" xml:id="id119" draw:id="id119" draw:layer="layout" svg:width="0.3cm" svg:height="0.254cm" svg:x="6.1cm" svg:y="6.5cm">
          <text:p/>
        </draw:rect>
        <draw:rect draw:style-name="gr22" xml:id="id120" draw:id="id120" draw:layer="layout" svg:width="0.3cm" svg:height="0.254cm" svg:x="6.4cm" svg:y="6.5cm">
          <text:p/>
        </draw:rect>
        <draw:rect draw:style-name="gr22" xml:id="id118" draw:id="id118" draw:layer="layout" svg:width="0.3cm" svg:height="0.254cm" svg:x="6.1cm" svg:y="3.734cm">
          <text:p/>
        </draw:rect>
        <draw:rect draw:style-name="gr22" xml:id="id121" draw:id="id121" draw:layer="layout" svg:width="0.3cm" svg:height="0.254cm" svg:x="6.4cm" svg:y="3.734cm">
          <text:p/>
        </draw:rect>
        <draw:frame draw:style-name="gr50" draw:text-style-name="P12" draw:layer="layout" svg:width="1.493cm" svg:height="0.33cm" draw:transform="rotate (1.5707963267946) translate (6.219cm 6.15cm)">
          <draw:text-box>
            <text:p><text:span text:style-name="T13">ClsConnReq</text:span></text:p>
          </draw:text-box>
        </draw:frame>
        <draw:rect draw:style-name="gr7" draw:text-style-name="P4" draw:layer="layout" svg:width="18.25cm" svg:height="11.65cm" svg:x="1.75cm" svg:y="1.65cm">
          <text:p/>
        </draw:rect>
        <draw:g>
          <draw:rect draw:style-name="gr53" draw:text-style-name="P13" draw:layer="layout" svg:width="1.75cm" svg:height="3.8cm" svg:x="17.85cm" svg:y="2.95cm">
            <text:p text:style-name="P13"><text:span text:style-name="T14">Legend</text:span><text:span text:style-name="T2">:</text:span></text:p>
            <text:p text:style-name="P14"><text:span text:style-name="T15"><text:s text:c="3"/></text:span><text:span text:style-name="T10"><text:s text:c="3"/></text:span></text:p>
            <text:p text:style-name="P14"><text:span text:style-name="T10"><text:s text:c="6"/></text:span><text:span text:style-name="T10">User-IP</text:span></text:p>
            <text:p text:style-name="P14"><text:span text:style-name="T10"><text:s text:c="6"/></text:span><text:span text:style-name="T10">(HLS)</text:span></text:p>
            <text:p text:style-name="P14"><text:span text:style-name="T10"/></text:p>
            <text:p text:style-name="P14"><text:span text:style-name="T10"><text:s text:c="6"/></text:span><text:span text:style-name="T10">Xilinx-IP</text:span><text:span text:style-name="T10"><text:line-break/></text:span><text:span text:style-name="T10"> <text:s text:c="5"/>catalog</text:span></text:p>
            <text:p text:style-name="P14"><text:span text:style-name="T10"/></text:p>
            <text:p text:style-name="P14"><text:span text:style-name="T10"><text:s text:c="6"/></text:span><text:span text:style-name="T10">HDL</text:span></text:p>
            <text:p text:style-name="P14"><text:span text:style-name="T10"><text:s text:c="6"/></text:span><text:span text:style-name="T10">code</text:span></text:p>
          </draw:rect>
          <draw:rect draw:style-name="gr22" draw:layer="layout" svg:width="0.211cm" svg:height="0.635cm" svg:x="18.037cm" svg:y="3.825cm">
            <text:p/>
          </draw:rect>
          <draw:rect draw:style-name="gr43" draw:layer="layout" svg:width="0.211cm" svg:height="0.635cm" svg:x="18.037cm" svg:y="4.722cm">
            <text:p/>
          </draw:rect>
          <draw:rect draw:style-name="gr54" draw:layer="layout" svg:width="0.211cm" svg:height="0.635cm" svg:x="18.037cm" svg:y="5.725cm">
            <text:p/>
          </draw:rect>
        </draw:g>
        <draw:frame draw:style-name="gr55" draw:text-style-name="P12" draw:layer="layout" svg:width="0.75cm" svg:height="0.33cm" svg:x="15.05cm" svg:y="8.7cm">
          <draw:text-box>
            <text:p><text:span text:style-name="T13">Req</text:span></text:p>
          </draw:text-box>
        </draw:frame>
        <draw:rect draw:style-name="gr22" draw:layer="layout" svg:width="0.25cm" svg:height="0.254cm" draw:transform="rotate (1.5707963267946) translate (14.721cm 9.139cm)">
          <text:p/>
        </draw:rect>
        <draw:rect draw:style-name="gr22" draw:layer="layout" svg:width="0.25cm" svg:height="0.254cm" draw:transform="rotate (1.5707963267946) translate (14.721cm 9.376cm)">
          <text:p/>
        </draw:rect>
        <draw:frame draw:style-name="gr56" draw:text-style-name="P5" draw:layer="layout" svg:width="0.846cm" svg:height="0.33cm" svg:x="14.7cm" svg:y="7.92cm">
          <draw:text-box>
            <text:p><text:span text:style-name="T4">MAC@</text:span></text:p>
          </draw:text-box>
        </draw:frame>
        <draw:line draw:style-name="gr57" draw:layer="layout" svg:x1="14.65cm" svg:y1="8.25cm" svg:x2="16cm" svg:y2="8.25cm">
          <text:p/>
        </draw:line>
        <draw:frame draw:style-name="gr58" draw:text-style-name="P5" draw:layer="layout" svg:width="0.846cm" svg:height="0.35cm" svg:x="10.654cm" svg:y="2.45cm">
          <draw:text-box>
            <text:p><text:span text:style-name="T4">MAC@</text:span></text:p>
          </draw:text-box>
        </draw:frame>
        <draw:line draw:style-name="gr59" draw:layer="layout" svg:x1="0.65cm" svg:y1="13.55cm" svg:x2="20.55cm" svg:y2="0.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2DT22H15M30S</meta:editing-duration>
    <meta:editing-cycles>132</meta:editing-cycles>
    <meta:generator>OpenOffice/4.1.2$Unix OpenOffice.org_project/412m3$Build-9782</meta:generator>
    <dc:date>2018-05-31T12:08:33</dc:date>
    <dc:creator>Francois Abel</dc:creator>
    <meta:printed-by>Francois Abel</meta:printed-by>
    <meta:print-date>2018-01-29T17:34:31.89</meta:print-date>
    <meta:document-statistic meta:object-count="306"/>
  </office:meta>
</office:document-meta>
</file>